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9_1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President and Trustees of Jewish Theological Seminary <text:tab/><text:tab/><text:tab/><text:tab/><text:tab/><text:tab/><text:tab/>Association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pril 14, 1896</text:p>
      <text:p text:style-name="P2">Month<text:tab/><text:tab/><text:tab/><text:tab/><text:tab/><text:tab/>April</text:p>
      <text:p text:style-name="P2">Year<text:tab/><text:tab/><text:tab/><text:tab/><text:tab/><text:tab/>1896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C/</text:p>
      <text:p text:style-name="P5"><text:s/>O/</text:p>
      <text:p text:style-name="P5"><text:s text:c="2"/>P/</text:p>
      <text:p text:style-name="P5"><text:s text:c="3"/>Y/ </text:p>
      <text:p text:style-name="P6">JEWISH THEOLOGICAL SEMINARY ASS'N/</text:p>
      <text:p text:style-name="P6">736 Lexington Avenue/</text:p>
      <text:p text:style-name="P7">New York, April 14th, 1896/</text:p>
      <text:p text:style-name="P5">To the President and Trustees of the J. T. S./</text:p>
      <text:p text:style-name="P5"><text:tab/>Gentlemen/</text:p>
      <text:p text:style-name="P5"><text:tab/><text:tab/>I found that Mr. Speaker had been absent yesterday and informed/ Mr. Morris by letter that he was disabled by sickness to teach. <text:s/>I asked Mr./ Eichler to act as a substitute. <text:s/>There came three lads from the Talmud Torah/ to be examined. <text:s/>Two of them were not 13 years old and I could not admit/ them, according to rule. <text:s/>Isador Gretz, an evidently bright boy had been/ examined by Dr. Drachman, <text:soft-page-break/>and admitted into Junior B. <text:s/>I considered it advisable/ to let him study for several months in the Preparatory, and promised an early/ promotion./</text:p>
      <text:p text:style-name="P5"><text:tab/>I detected the usual weakness among the students of the/ Preparatory in Bible History. <text:s/>They must be made thoroughly familiar with it./ <text:s/>Respectfully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5:45:57.24</meta:creation-date>
    <meta:document-statistic meta:table-count="0" meta:image-count="0" meta:object-count="0" meta:page-count="3" meta:paragraph-count="71" meta:word-count="319" meta:character-count="2181"/>
    <dc:date>2012-01-04T15:50:02.42</dc:date>
    <dc:creator>Penn Libraries</dc:creator>
    <meta:editing-duration>PT00H04M05S</meta:editing-duration>
    <meta:editing-cycles>1</meta:editing-cycles>
    <meta:generator>OpenOffice.org/3.2$Win32 OpenOffice.org_project/320m12$Build-9483</meta:generator>
  </office:meta>
</office:document-meta>
</file>